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68b" officeooo:paragraph-rsid="0009d68b"/>
    </style:style>
    <style:style style:name="P2" style:family="paragraph" style:parent-style-name="Standard">
      <style:text-properties officeooo:rsid="0009d68b" officeooo:paragraph-rsid="000ea707"/>
    </style:style>
    <style:style style:name="P3" style:family="paragraph" style:parent-style-name="Standard">
      <style:text-properties officeooo:paragraph-rsid="000a3819"/>
    </style:style>
    <style:style style:name="P4" style:family="paragraph" style:parent-style-name="Standard">
      <style:text-properties officeooo:rsid="000d0af0" officeooo:paragraph-rsid="000d0af0"/>
    </style:style>
    <style:style style:name="P5" style:family="paragraph" style:parent-style-name="Standard">
      <style:text-properties officeooo:rsid="000ea707" officeooo:paragraph-rsid="000ea707"/>
    </style:style>
    <style:style style:name="P6" style:family="paragraph" style:parent-style-name="Standard">
      <style:text-properties officeooo:rsid="001169ab" officeooo:paragraph-rsid="001169ab"/>
    </style:style>
    <style:style style:name="P7" style:family="paragraph" style:parent-style-name="Standard">
      <style:text-properties officeooo:rsid="00121227" officeooo:paragraph-rsid="00121227"/>
    </style:style>
    <style:style style:name="P8" style:family="paragraph" style:parent-style-name="Standard">
      <style:text-properties officeooo:rsid="0015d5ce" officeooo:paragraph-rsid="0015d5ce"/>
    </style:style>
    <style:style style:name="P9" style:family="paragraph" style:parent-style-name="Standard">
      <style:text-properties officeooo:rsid="001899dd" officeooo:paragraph-rsid="001899dd"/>
    </style:style>
    <style:style style:name="P10" style:family="paragraph" style:parent-style-name="Standard">
      <style:text-properties officeooo:rsid="001b49c3" officeooo:paragraph-rsid="001b49c3"/>
    </style:style>
    <style:style style:name="P11" style:family="paragraph" style:parent-style-name="Standard">
      <style:text-properties officeooo:rsid="001b8799" officeooo:paragraph-rsid="001b8799"/>
    </style:style>
    <style:style style:name="P12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9d68b" officeooo:paragraph-rsid="0009d68b"/>
    </style:style>
    <style:style style:name="P13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d0af0" officeooo:paragraph-rsid="0009d68b"/>
    </style:style>
    <style:style style:name="P1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b49c3" officeooo:paragraph-rsid="001899dd"/>
    </style:style>
    <style:style style:name="P15" style:family="paragraph" style:parent-style-name="Text_20_body">
      <style:paragraph-properties style:border-line-width-bottom="0.012cm 0.012cm 0.012cm" fo:padding="0.074cm" fo:border-left="none" fo:border-right="none" fo:border-top="none" fo:border-bottom="1.05pt double #000000" style:join-border="false"/>
    </style:style>
    <style:style style:name="P16" style:family="paragraph" style:parent-style-name="Text_20_body">
      <style:text-properties officeooo:rsid="0009d68b" officeooo:paragraph-rsid="0009d68b"/>
    </style:style>
    <style:style style:name="P17" style:family="paragraph" style:parent-style-name="Preformatted_20_Text">
      <style:text-properties officeooo:rsid="00121227" officeooo:paragraph-rsid="00121227"/>
    </style:style>
    <style:style style:name="P18" style:family="paragraph" style:parent-style-name="Preformatted_20_Text">
      <style:text-properties officeooo:rsid="0015d5ce" officeooo:paragraph-rsid="0015d5ce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 style:border-line-width-bottom="0.012cm 0.012cm 0.012cm" fo:padding="0.074cm" fo:border-left="none" fo:border-right="none" fo:border-top="none" fo:border-bottom="1.05pt double #000000" style:join-border="false"/>
    </style:style>
    <style:style style:name="P21" style:family="paragraph" style:parent-style-name="Standard">
      <style:text-properties officeooo:rsid="001b8799" officeooo:paragraph-rsid="001b8799"/>
    </style:style>
    <style:style style:name="P22" style:family="paragraph" style:parent-style-name="Standard">
      <style:text-properties officeooo:rsid="001b8799" officeooo:paragraph-rsid="001c71e1"/>
    </style:style>
    <style:style style:name="P23" style:family="paragraph" style:parent-style-name="Standard">
      <style:text-properties officeooo:rsid="001b8799" officeooo:paragraph-rsid="0020afd5"/>
    </style:style>
    <style:style style:name="P24" style:family="paragraph" style:parent-style-name="Standard">
      <style:text-properties officeooo:rsid="001ed3da" officeooo:paragraph-rsid="001ed3da"/>
    </style:style>
    <style:style style:name="P25" style:family="paragraph" style:parent-style-name="Standard">
      <style:text-properties officeooo:rsid="00214897" officeooo:paragraph-rsid="0021489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a3819" style:font-size-asian="14pt" style:font-weight-asian="bold" style:font-size-complex="14pt" style:font-weight-complex="bold"/>
    </style:style>
    <style:style style:name="T4" style:family="text">
      <style:text-properties officeooo:rsid="000ea707"/>
    </style:style>
    <style:style style:name="T5" style:family="text">
      <style:text-properties officeooo:rsid="001066ee"/>
    </style:style>
    <style:style style:name="T6" style:family="text">
      <style:text-properties officeooo:rsid="00140033"/>
    </style:style>
    <style:style style:name="T7" style:family="text">
      <style:text-properties officeooo:rsid="001c71e1"/>
    </style:style>
    <style:style style:name="T8" style:family="text">
      <style:text-properties officeooo:rsid="001cfff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0af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Shell Script for </text:span><text:span text:style-name="T2">to add and mount new EBS volume when EC2 instance Disk usage reaches 50%</text:span></text:p>
      <text:p text:style-name="P1"/>
      <text:p text:style-name="P6">aws ec2 attach-volume --volume-id vol-0fff308d0b8c5589b --instance-id i-076fb38e6467f39e6 --device /dev/sda2</text:p>
      <text:p text:style-name="P1"><text:span text:style-name="T5">l</text:span>sblk</text:p>
      <text:p text:style-name="P1">mkfs.ext4 <text:s/>/dev/xvdf <text:s text:c="2"/><text:span text:style-name="T4">(for formating the disk)</text:span></text:p>
      <text:p text:style-name="P2"><text:span text:style-name="T4">mkdir -m 000 /vol</text:span> (name should be equal to the name of volume in snapshot) </text:p>
      <text:p text:style-name="P5">mount /dev/xvdb vol/</text:p>
      <text:p text:style-name="P1"><text:s/>df -h</text:p>
      <text:p text:style-name="P1">cd /<text:span text:style-name="T4">vol</text:span></text:p>
      <text:p text:style-name="P12"/>
      <text:p text:style-name="P1"><text:s/></text:p>
      <text:p text:style-name="P1">mkdir /app</text:p>
      <text:p text:style-name="P1">mount -t ext4 /dev/xvdf/app</text:p>
      <text:p text:style-name="P1">df -h</text:p>
      <text:p text:style-name="P1">cd /app</text:p>
      <text:p text:style-name="P1">ds -ltr</text:p>
      <text:p text:style-name="P13"/>
      <text:p text:style-name="P4"/>
      <text:p text:style-name="P4"/>
      <text:p text:style-name="P16">Make an entry to <text:span text:style-name="Source_20_Text">/etc/fstab</text:span></text:p>
      <text:p text:style-name="Text_20_body">Entry would be like:</text:p>
      <text:p text:style-name="P19"><text:span text:style-name="Source_20_Text">/dev/sdf <text:s text:c="3"/>/data <text:s text:c="2"/>ext3 <text:s text:c="3"/>defaults <text:s text:c="3"/>1 1</text:span></text:p>
      <text:p text:style-name="P15">This will automatically mount the volume during reboot.</text:p>
      <text:p text:style-name="P7">Commands to give output of <text:span text:style-name="T6">memory usage , disk usage , <text:s/>cpu usage</text:span></text:p>
      <text:p text:style-name="P7"/>
      <text:p text:style-name="P17"><text:span text:style-name="Source_20_Text"><text:span text:style-name="T1">free -m | awk 'NR==2{printf "Memory Usage: %s/%sMB (%.2f%%)\n", $3,$2,$3*100/$2 }'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df -h | awk '$NF=="/"{printf "Disk Usage: %d/%dGB (%s)\n", $3,$2,$5}'</text:span></text:span></text:p>
      <text:p text:style-name="P19"><text:span text:style-name="Source_20_Text"><text:span text:style-name="T1"/></text:span></text:p>
      <text:p text:style-name="P20"><text:span text:style-name="Source_20_Text"><text:span text:style-name="T1">top -bn1 | grep load | awk '{printf "CPU Load: %.2f\n", $(NF-2)}' </text:span></text:span></text:p>
      <text:p text:style-name="P8"/>
      <text:p text:style-name="P18"><text:span text:style-name="Source_20_Text">#!/bin/bash</text:span></text:p>
      <text:p text:style-name="Preformatted_20_Text"/>
      <text:p text:style-name="Preformatted_20_Text"><text:span text:style-name="Source_20_Text">echo " Write in your age: "</text:span></text:p>
      <text:p text:style-name="Preformatted_20_Text"><text:span text:style-name="Source_20_Text">read age</text:span></text:p>
      <text:p text:style-name="Preformatted_20_Text"/>
      <text:p text:style-name="Preformatted_20_Text"><text:span text:style-name="Source_20_Text">if [[ "$age" -le 7 || "$age" -ge 65 ]] ; then</text:span></text:p>
      <text:p text:style-name="Preformatted_20_Text"><text:span text:style-name="Source_20_Text"><text:s text:c="4"/>echo " You can walk in for free "</text:span></text:p>
      <text:p text:style-name="Preformatted_20_Text"><text:span text:style-name="Source_20_Text">elif [[ "$age" -gt 7 &amp;&amp; "$age" -lt 65 ]] ; then</text:span></text:p>
      <text:p text:style-name="Preformatted_20_Text"><text:span text:style-name="Source_20_Text"><text:s text:c="4"/>echo " You have to pay for ticket "</text:span></text:p>
      <text:p text:style-name="P20"><text:span text:style-name="Source_20_Text">fi</text:span></text:p>
      <text:p text:style-name="P8"/>
      <text:p text:style-name="P8"/>
      <text:p text:style-name="P8"><text:soft-page-break/></text:p>
      <text:p text:style-name="P8"/>
      <text:p text:style-name="P9">#!/bin/bash</text:p>
      <text:p text:style-name="P9"/>
      <text:p text:style-name="P9">TOTAL_DISK_USAGE="$(df -h | awk '$NF=="/"{printf "%s\n", $5}')"</text:p>
      <text:p text:style-name="P9">DISK_USAGE_THRESHOLD="23%"</text:p>
      <text:p text:style-name="P9"/>
      <text:p text:style-name="P9"/>
      <text:p text:style-name="P9">if [ "$DISK_USAGE_THRESHOLD" \&lt; "$TOTAL_DISK_USAGE" ] ; then</text:p>
      <text:p text:style-name="P9"><text:s text:c="2"/>echo overexide</text:p>
      <text:p text:style-name="P9"><text:s text:c="2"/>aws ec2 attach-volume --volume-id vol-0fff308d0b8c5589b --instance-id i-076fb38e6467f39e6 --device /dev/sda2</text:p>
      <text:p text:style-name="P9"><text:s text:c="2"/>lsblk</text:p>
      <text:p text:style-name="P9"><text:s text:c="2"/>mkfs.ext4 <text:s/>/dev/xvdf</text:p>
      <text:p text:style-name="P9"><text:s text:c="2"/>mkdir -m 000 /vol</text:p>
      <text:p text:style-name="P9"><text:s text:c="2"/>mount /dev/xvdb vol/</text:p>
      <text:p text:style-name="P9"><text:s text:c="2"/>df -h</text:p>
      <text:p text:style-name="P9"><text:s text:c="2"/>cd /vol</text:p>
      <text:p text:style-name="P9">else</text:p>
      <text:p text:style-name="P9"><text:s text:c="2"/>echo $TOTAL_DISK_USAGE <text:s/>------- $DISK_USAGE_THRESHOLD</text:p>
      <text:p text:style-name="P9"><text:s text:c="2"/>echo Not required extra disk</text:p>
      <text:p text:style-name="P9"><text:s text:c="2"/>exit 0</text:p>
      <text:p text:style-name="P9"/>
      <text:p text:style-name="P9">fi</text:p>
      <text:p text:style-name="P9"/>
      <text:p text:style-name="P9"/>
      <text:p text:style-name="P9"/>
      <text:p text:style-name="P9"/>
      <text:p text:style-name="P14"/>
      <text:p text:style-name="P10"/>
      <text:p text:style-name="P10"/>
      <text:p text:style-name="P10"/>
      <text:p text:style-name="P10"/>
      <text:p text:style-name="P10">#!/bin/bash</text:p>
      <text:p text:style-name="P10">VOL_DATA="$(aws ec2 create-volume --size 1 --region us-east-1 --availability-zone us-east-1a --volume-type gp2)"</text:p>
      <text:p text:style-name="P10"/>
      <text:p text:style-name="P10">echo "wait for 20s"</text:p>
      <text:p text:style-name="P10"/>
      <text:p text:style-name="P10">sleep 20s</text:p>
      <text:p text:style-name="P10"/>
      <text:p text:style-name="P10">echo $VOL_DATA</text:p>
      <text:p text:style-name="P10"/>
      <text:p text:style-name="P10">sleep 5s</text:p>
      <text:p text:style-name="P10"/>
      <text:p text:style-name="P10">read -p "VOLUME ID: " vol</text:p>
      <text:p text:style-name="P10"/>
      <text:p text:style-name="P10">echo $vol</text:p>
      <text:p text:style-name="P10"/>
      <text:p text:style-name="P10"/>
      <text:p text:style-name="P10"/>
      <text:p text:style-name="P10"/>
      <text:p text:style-name="P10"><text:soft-page-break/></text:p>
      <text:p text:style-name="P11">============Shell Script which is working correctly===========</text:p>
      <text:p text:style-name="P11"><text:s/>#!/bin/bash</text:p>
      <text:p text:style-name="P11"/>
      <text:p text:style-name="P11">TOTAL_DISK_USAGE="$(df -h | awk '$NF=="/"{printf "%s\n", $5}')"</text:p>
      <text:p text:style-name="P11">DISK_USAGE_THRESHOLD="11%"</text:p>
      <text:p text:style-name="P11"/>
      <text:p text:style-name="P11"/>
      <text:p text:style-name="P11">if [ "$DISK_USAGE_THRESHOLD" \&lt; "$TOTAL_DISK_USAGE" ] ; then</text:p>
      <text:p text:style-name="P11"><text:s text:c="2"/>VOL_DATA="$(aws ec2 create-volume --size 1 --region us-east-1 --availability-zone us-east-1a --volume-type gp2)"</text:p>
      <text:p text:style-name="P11"><text:s text:c="2"/>echo "wait for 20s"</text:p>
      <text:p text:style-name="P11"><text:s text:c="2"/>sleep 20s</text:p>
      <text:p text:style-name="P11"><text:s text:c="2"/><text:span text:style-name="T10">#</text:span>echo $VOL_DATA</text:p>
      <text:p text:style-name="P11"><text:s text:c="2"/><text:span text:style-name="T10">#</text:span>sleep 5s</text:p>
      <text:p text:style-name="P23"><text:s text:c="2"/>VID<text:span text:style-name="T8">=$(echo "$VOL_DATA" | jq '.VolumeId' )</text:span></text:p>
      <text:p text:style-name="P11"><text:s text:c="2"/>echo $<text:span text:style-name="T8">VID</text:span></text:p>
      <text:p text:style-name="P11"><text:s text:c="2"/>echo overexide</text:p>
      <text:p text:style-name="P22"><text:s text:c="2"/><text:span text:style-name="T7">id=</text:span>"<text:span text:style-name="T7">$(aws ec2 describe-instances --filters Name=tag:Name,Values="lucky" --query 'Reservations[].Instances[].InstanceId' --output text)</text:span>"<text:span text:style-name="T7"> </text:span></text:p>
      <text:p text:style-name="P11"><text:s text:c="2"/>aws ec2 attach-volume --volume-id $vol --instance-id <text:span text:style-name="T7">$id</text:span> --device /dev/sda2</text:p>
      <text:p text:style-name="P11"><text:s text:c="2"/>lsblk</text:p>
      <text:p text:style-name="P11"><text:s text:c="2"/>sleep 20s</text:p>
      <text:p text:style-name="P11"><text:s text:c="2"/>mkfs.ext4 <text:s/>/dev/xvdb</text:p>
      <text:p text:style-name="P11"><text:s text:c="2"/>mkdir -m 000 /vol</text:p>
      <text:p text:style-name="P11"><text:s text:c="2"/>mount /dev/xvdb /vol</text:p>
      <text:p text:style-name="P11"><text:s text:c="2"/>df -h</text:p>
      <text:p text:style-name="P11"><text:s text:c="2"/>cd /vol</text:p>
      <text:p text:style-name="P11">else</text:p>
      <text:p text:style-name="P11"><text:s text:c="2"/>echo $TOTAL_DISK_USAGE <text:s/>------- $DISK_USAGE_THRESHOLD</text:p>
      <text:p text:style-name="P11"><text:s text:c="2"/>echo Not required extra disk</text:p>
      <text:p text:style-name="P11"><text:s text:c="2"/>exit 0</text:p>
      <text:p text:style-name="P11"/>
      <text:p text:style-name="P11">fi</text:p>
      <text:p text:style-name="P11"/>
      <text:p text:style-name="P11"/>
      <text:p text:style-name="P24">================Using <text:span text:style-name="T9">jq</text:span> for filtering VolumeId and puting in variable===========</text:p>
      <text:p text:style-name="P24"/>
      <text:p text:style-name="P24">#!/bin/bash</text:p>
      <text:p text:style-name="P24">VOL_DATA='{ "Iops": 100, "VolumeId": "vol-026cace65e9d67ebc", "SnapshotId": "", "AvailabilityZone": "us-east-1a", "Size": 1, "CreateTime": "2018-03-20T11:27:04.411Z", "State": "creating", "VolumeType": "gp2", "Encrypted": "xyz" }'</text:p>
      <text:p text:style-name="P24">echo "wait for 20s"</text:p>
      <text:p text:style-name="P24">sleep 1s</text:p>
      <text:p text:style-name="P24"/>
      <text:p text:style-name="P24">ID=$(echo "$VOL_DATA" | jq '.VolumeId' )</text:p>
      <text:p text:style-name="P24">echo $ID </text:p>
      <text:p text:style-name="P24"/>
      <text:p text:style-name="P24"/>
      <text:p text:style-name="P24"/>
      <text:p text:style-name="P24"/>
      <text:p text:style-name="P24"/>
      <text:p text:style-name="P25"><text:soft-page-break/>======================This one is also working =================</text:p>
      <text:p text:style-name="P25"/>
      <text:p text:style-name="P25"/>
      <text:p text:style-name="P25">#!/bin/bash</text:p>
      <text:p text:style-name="P25"/>
      <text:p text:style-name="P25">TOTAL_DISK_USAGE="$(df -h | awk '$NF=="/"{printf "%s\n", $5}')"</text:p>
      <text:p text:style-name="P25">DISK_USAGE_THRESHOLD="11%"</text:p>
      <text:p text:style-name="P25"/>
      <text:p text:style-name="P25"/>
      <text:p text:style-name="P25">if [ "$DISK_USAGE_THRESHOLD" \&lt; "$TOTAL_DISK_USAGE" ] ; then</text:p>
      <text:p text:style-name="P25"><text:s text:c="2"/>VOL_DATA="$(aws ec2 create-volume --size 1 --region us-east-1 --availability-zone us-east-1a --volume-type gp2)"</text:p>
      <text:p text:style-name="P25"><text:s text:c="2"/>echo "wait for 20s"</text:p>
      <text:p text:style-name="P25"><text:s text:c="2"/>sleep 20s</text:p>
      <text:p text:style-name="P25"><text:s text:c="2"/>VID=$(echo "$VOL_DATA" | jq '.VolumeId' | sed -e 's/^"//' -e 's/"$//')</text:p>
      <text:p text:style-name="P25"><text:s text:c="2"/>echo $VID</text:p>
      <text:p text:style-name="P25"><text:s text:c="2"/>echo overexide</text:p>
      <text:p text:style-name="P25"><text:s text:c="2"/>id="$(aws ec2 describe-instances --filters Name=tag:Name,Values="lucky" --query 'Reservations[].Instances[].InstanceId' --output text)"</text:p>
      <text:p text:style-name="P25"><text:s text:c="2"/>#instanceid="$(curl http://169.254.169.254/latest/meta-data/instance-id)"</text:p>
      <text:p text:style-name="P25"><text:s text:c="2"/>echo $id</text:p>
      <text:p text:style-name="P25"><text:s text:c="2"/>aws ec2 attach-volume --volume-id $VID --instance-id $id --device /dev/sda2</text:p>
      <text:p text:style-name="P25"><text:s text:c="2"/>lsblk</text:p>
      <text:p text:style-name="P25"><text:s text:c="2"/>sleep 20s</text:p>
      <text:p text:style-name="P25"><text:s text:c="2"/>mkfs.ext4 <text:s/>/dev/xvdb</text:p>
      <text:p text:style-name="P25"><text:s text:c="2"/>mkdir -m 000 /vol</text:p>
      <text:p text:style-name="P25"><text:s text:c="2"/>mount /dev/xvdb /vol</text:p>
      <text:p text:style-name="P25"><text:s text:c="2"/>df -h</text:p>
      <text:p text:style-name="P25"><text:s text:c="2"/>cd /vol</text:p>
      <text:p text:style-name="P25">else</text:p>
      <text:p text:style-name="P25"><text:s text:c="2"/>echo $TOTAL_DISK_USAGE <text:s/>------- $DISK_USAGE_THRESHOLD</text:p>
      <text:p text:style-name="P25"><text:s text:c="2"/>echo Not required extra disk</text:p>
      <text:p text:style-name="P25"><text:s text:c="2"/>exit 0</text:p>
      <text:p text:style-name="P25"/>
      <text:p text:style-name="P25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52:24.256632442</meta:creation-date>
    <dc:date>2018-03-20T18:31:05.138767425</dc:date>
    <meta:editing-duration>PT7H18M3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116" meta:word-count="555" meta:character-count="3975" meta:non-whitespace-character-count="3427"/>
  </office:meta>
</office:document-meta>
</file>